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3.05cm" style:rel-column-width="21845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background-color="transparent" fo:padding="0cm" fo:border-left="0.6pt solid #b2b2b2" fo:border-right="none" fo:border-top="none" fo:border-bottom="none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" style:family="paragraph" style:parent-style-name="Footer">
      <style:text-properties officeooo:paragraph-rsid="00a59a60"/>
    </style:style>
    <style:style style:name="P8" style:family="paragraph" style:parent-style-name="Footer">
      <style:text-properties officeooo:paragraph-rsid="004274bc"/>
    </style:style>
    <style:style style:name="P9" style:family="paragraph" style:parent-style-name="Header">
      <style:text-properties fo:font-size="14pt" style:font-size-asian="14pt" style:font-size-complex="14pt"/>
    </style:style>
    <style:style style:name="P1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P16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17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8" style:family="paragraph" style:parent-style-name="_5f_Paragraphe_20_livret_20_">
      <style:paragraph-properties fo:margin-top="0.101cm" fo:margin-bottom="0.199cm" style:contextual-spacing="false"/>
      <style:text-properties officeooo:paragraph-rsid="00aa4281"/>
    </style:style>
    <style:style style:name="P19" style:family="paragraph" style:parent-style-name="FILET_5f_POINTILLES" style:list-style-name="_5f_Numérotation_20_des_20_exercices_20_livrets">
      <style:text-properties officeooo:paragraph-rsid="00bbde7e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a59a60"/>
    </style:style>
    <style:style style:name="P23" style:family="paragraph" style:parent-style-name="Footer">
      <style:text-properties officeooo:paragraph-rsid="004274bc"/>
    </style:style>
    <style:style style:name="P24" style:family="paragraph" style:parent-style-name="Standard" style:list-style-name="_5f_Numérotation_20_des_20_exercices_20_livrets">
      <style:paragraph-properties fo:margin-top="0.499cm" fo:margin-bottom="0cm" style:contextual-spacing="false"/>
      <style:text-properties officeooo:paragraph-rsid="00a84ca5"/>
    </style:style>
    <style:style style:name="P25" style:family="paragraph" style:parent-style-name="Standard" style:list-style-name="_5f_Numérotation_20_des_20_exercices_20_livrets">
      <style:paragraph-properties fo:margin-top="0.199cm" fo:margin-bottom="0cm" style:contextual-spacing="false"/>
      <style:text-properties officeooo:rsid="00ac0fcf" officeooo:paragraph-rsid="00bbde7e"/>
    </style:style>
    <style:style style:name="P2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 text:number-lines="false" text:line-number="0" style:writing-mode="lr-tb">
        <style:tab-stops/>
      </style:paragraph-properties>
      <style:text-properties style:font-name="Bitstream Vera Sans1" fo:font-size="10pt" officeooo:paragraph-rsid="00bbde7e" style:font-size-asian="10pt" style:font-size-complex="10pt"/>
    </style:style>
    <style:style style:name="P28" style:family="paragraph" style:parent-style-name="_5f_Paragraphe_20_énoncé_20_après_20_numéro">
      <style:paragraph-properties fo:margin-top="0cm" fo:margin-bottom="0cm" style:contextual-spacing="false" fo:line-height="100%" fo:text-align="center" style:justify-single-word="false" text:number-lines="false" text:line-number="0" style:writing-mode="lr-tb">
        <style:tab-stops/>
      </style:paragraph-properties>
      <style:text-properties style:font-name="Bitstream Vera Sans1" fo:font-size="10pt" officeooo:paragraph-rsid="00bdd1da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 fo:line-height="100%" fo:text-align="end" style:justify-single-word="false" text:number-lines="false" text:line-number="0" style:writing-mode="lr-tb">
        <style:tab-stops/>
      </style:paragraph-properties>
      <style:text-properties style:font-name="Bitstream Vera Sans1" fo:font-size="10pt" officeooo:paragraph-rsid="00bbde7e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 style:line-height-at-least="0.6cm" fo:text-align="start" style:justify-single-word="false" text:number-lines="false" text:line-number="0">
        <style:tab-stops/>
      </style:paragraph-properties>
      <style:text-properties style:font-name="Bitstream Vera Sans1" fo:font-size="10pt" officeooo:paragraph-rsid="00bbde7e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style:line-height-at-least="0.6cm" fo:text-align="center" style:justify-single-word="false" text:number-lines="false" text:line-number="0">
        <style:tab-stops/>
      </style:paragraph-properties>
      <style:text-properties style:font-name="Bitstream Vera Sans1" fo:font-size="10pt" officeooo:paragraph-rsid="00bbde7e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style:line-height-at-least="0.6cm" fo:text-align="end" style:justify-single-word="false" text:number-lines="false" text:line-number="0">
        <style:tab-stops/>
      </style:paragraph-properties>
      <style:text-properties style:font-name="Bitstream Vera Sans1" fo:font-size="10pt" officeooo:paragraph-rsid="00bbde7e" style:font-size-asian="10pt" style:font-size-complex="10pt"/>
    </style:style>
    <style:style style:name="P33" style:family="paragraph" style:parent-style-name="_5f_En-tête">
      <style:text-properties officeooo:rsid="00bbb713" officeooo:paragraph-rsid="00bbb713"/>
    </style:style>
    <style:style style:name="P34" style:family="paragraph" style:parent-style-name="_5f_Paragraphe" style:list-style-name="_5f_Numérotation_20_des_20_exercices_20_livrets">
      <style:text-properties officeooo:paragraph-rsid="00bdd1da"/>
    </style:style>
    <style:style style:name="P35" style:family="paragraph" style:parent-style-name="_5f_Paragraphe">
      <style:text-properties officeooo:paragraph-rsid="00bdd1da"/>
    </style:style>
    <style:style style:name="P36" style:family="paragraph" style:parent-style-name="_5f_Paragraphe_20_livret_20_" style:list-style-name="_5f_Numérotation_20_des_20_exercices_20_livrets">
      <style:paragraph-properties fo:margin-top="0.3cm" fo:margin-bottom="0.101cm" style:contextual-spacing="false"/>
      <style:text-properties officeooo:paragraph-rsid="00a84ca5"/>
    </style:style>
    <style:style style:name="P37" style:family="paragraph" style:parent-style-name="_5f_Paragraphe_20_livret_20_" style:list-style-name="_5f_Numérotation_20_des_20_exercices_20_livrets">
      <style:text-properties officeooo:paragraph-rsid="00a84ca5"/>
    </style:style>
    <style:style style:name="P38" style:family="paragraph" style:parent-style-name="_5f_Paragraphe_20_livret_20_" style:list-style-name="_5f_Numérotation_20_des_20_exercices_20_livrets">
      <style:paragraph-properties fo:margin-top="0.499cm" fo:margin-bottom="0.101cm" style:contextual-spacing="false"/>
      <style:text-properties officeooo:paragraph-rsid="00a84ca5"/>
    </style:style>
    <style:style style:name="P39" style:family="paragraph" style:parent-style-name="_5f_Paragraphe_20_livret_20_" style:list-style-name="_5f_Numérotation_20_des_20_exercices_20_livrets">
      <style:text-properties officeooo:paragraph-rsid="00bbde7e"/>
    </style:style>
    <style:style style:name="P40" style:family="paragraph" style:parent-style-name="_5f_Paragraphe_20_livret_20_" style:list-style-name="_5f_Numérotation_20_des_20_exercices_20_livrets">
      <loext:graphic-properties draw:fill="solid" draw:fill-color="#fcf7ed" draw:opacity="100%" draw:fill-image-width="0cm" draw:fill-image-height="0cm"/>
      <style:paragraph-properties fo:margin-top="0cm" fo:margin-bottom="0cm" style:contextual-spacing="false" fo:background-color="#fcf7ed" fo:padding="0.101cm" fo:border="0.6pt solid #000000" style:shadow="#b2b2b2 0.101cm 0.101cm" style:writing-mode="lr-tb"/>
      <style:text-properties fo:color="#000000" loext:opacity="100%" style:font-name="DejaVu Sans Mono" fo:font-size="9pt" fo:font-style="normal" style:text-underline-style="none" fo:font-weight="normal" officeooo:paragraph-rsid="00aa4281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_5f_Paragraphe_20_livret_20_" style:list-style-name="_5f_Numérotation_20_des_20_exercices_20_livrets">
      <style:text-properties officeooo:rsid="00b0f0c1" officeooo:paragraph-rsid="00bbde7e"/>
    </style:style>
    <style:style style:name="P42" style:family="paragraph" style:parent-style-name="_5f_Paragraphe_20_livret_20_">
      <style:text-properties officeooo:paragraph-rsid="00bdd1da"/>
    </style:style>
    <style:style style:name="P43" style:family="paragraph" style:parent-style-name="_5f_Paragraphe_20_livret_20_réponse_20_pointillé" style:list-style-name="">
      <style:text-properties officeooo:paragraph-rsid="00bbde7e"/>
    </style:style>
    <style:style style:name="P44" style:family="paragraph" style:parent-style-name="_5f_Paragraphe_20_livret_20_réponse_20_élève" style:list-style-name="_5f_Numérotation_20_des_20_exercices_20_livrets">
      <style:paragraph-properties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bbde7e"/>
    </style:style>
    <style:style style:name="P45" style:family="paragraph" style:parent-style-name="_5f_Paragraphe_20_énoncé_20_après_20_numéro">
      <style:paragraph-properties fo:text-align="start" style:justify-single-word="false"/>
      <style:text-properties officeooo:paragraph-rsid="00a6d094"/>
    </style:style>
    <style:style style:name="P46" style:family="paragraph" style:parent-style-name="_5f_Paragraphe_20_énoncé_20_après_20_numéro" style:list-style-name="_5f_Numérotation_20_des_20_exercices_20_livrets">
      <style:text-properties officeooo:paragraph-rsid="00bbde7e"/>
    </style:style>
    <style:style style:name="P47" style:family="paragraph" style:parent-style-name="_5f_Paragraphe_20_énoncé_20_après_20_numéro" style:list-style-name="_5f_Numérotation_20_des_20_exercices_20_livrets">
      <style:text-properties officeooo:paragraph-rsid="00bdd1da"/>
    </style:style>
    <style:style style:name="P48" style:family="paragraph" style:parent-style-name="_5f_Paragraphe_20_énoncé_20_après_20_numéro" style:list-style-name="_5f_Numérotation_20_des_20_exercices_20_livrets">
      <style:text-properties officeooo:rsid="00ac0fcf" officeooo:paragraph-rsid="00bbde7e"/>
    </style:style>
    <style:style style:name="P49" style:family="paragraph" style:parent-style-name="_5f_Paragraphe_5f_Réponse_5f_Pointillés_5f_Grisés">
      <style:text-properties officeooo:paragraph-rsid="00bdd1da"/>
    </style:style>
    <style:style style:name="P50" style:family="paragraph" style:parent-style-name="_5f_Paragraphe_5f_avec_5f_Num_5f_Question" style:list-style-name="_5f_Numérotation_20_des_20_exercices_20_livrets">
      <style:text-properties officeooo:paragraph-rsid="00bdd1da"/>
    </style:style>
    <style:style style:name="P51" style:family="paragraph" style:parent-style-name="_5f_Titre_20_d_27_exercices_20_livret" style:list-style-name="_5f_Numérotation_20_des_20_exercices_20_livrets"/>
    <style:style style:name="P52" style:family="paragraph" style:parent-style-name="_5f_Titre_20_d_27_exercices_20_livret" style:list-style-name="_5f_Numérotation_20_des_20_exercices_20_livrets">
      <style:text-properties officeooo:rsid="00b0f0c1" officeooo:paragraph-rsid="00bbde7e"/>
    </style:style>
    <style:style style:name="P53" style:family="paragraph" style:parent-style-name="_5f_Titre_20_d_27_exercices_20_livret_20_sans_20_titre" style:list-style-name="_5f_Numérotation_20_des_20_exercices_20_livrets">
      <style:text-properties officeooo:paragraph-rsid="00bdd1da"/>
    </style:style>
    <style:style style:name="P54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0a6d094"/>
    </style:style>
    <style:style style:name="P55" style:family="paragraph" style:parent-style-name="_5f_Titre_20_d_27_exercices_20_livret_20_sans_20_titre" style:list-style-name="_5f_Numérotation_20_des_20_exercices_20_livrets">
      <style:text-properties officeooo:rsid="00ac0fcf" officeooo:paragraph-rsid="00bbde7e"/>
    </style:style>
    <style:style style:name="P56" style:family="paragraph" style:parent-style-name="_5f_Titre_5f_Exercices_5f_avec_5f_Titre" style:list-style-name="_5f_Numérotation_20_des_20_exercices_20_livrets">
      <style:text-properties officeooo:paragraph-rsid="00bdd1da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1ca2b8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 style:parent-style-name="Text_20_body">
      <style:paragraph-properties fo:margin-top="0cm" fo:margin-bottom="0cm" style:contextual-spacing="false" fo:line-height="100%" fo:text-align="center" style:justify-single-word="false" text:number-lines="false" text:line-number="0" style:writing-mode="lr-tb">
        <style:tab-stops/>
      </style:paragraph-properties>
      <style:text-properties style:font-name="Bitstream Vera Sans1" fo:font-size="10pt" officeooo:paragraph-rsid="00bdd1da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8" style:family="text">
      <style:text-properties fo:font-variant="small-caps" officeooo:rsid="0054f64f"/>
    </style:style>
    <style:style style:name="T9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T10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T11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T12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style:use-window-font-color="true" loext:opacity="0%" style:text-position="0% 100%" officeooo:rsid="00b0f0c1"/>
    </style:style>
    <style:style style:name="T17" style:family="text">
      <style:text-properties style:use-window-font-color="true" loext:opacity="0%" style:text-position="0% 100%" style:font-name="Bitstream Vera Sans1" officeooo:rsid="00b6ec17"/>
    </style:style>
    <style:style style:name="T1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9" style:family="text">
      <style:text-properties officeooo:rsid="002925a2"/>
    </style:style>
    <style:style style:name="T20" style:family="text">
      <style:text-properties officeooo:rsid="002b33ed"/>
    </style:style>
    <style:style style:name="T21" style:family="text">
      <style:text-properties fo:color="#000000" loext:opacity="100%" style:font-name="Bitstream Vera Sans6" fo:font-size="10pt" fo:font-style="normal" fo:font-weight="normal" officeooo:rsid="00b6ec17"/>
    </style:style>
    <style:style style:name="T22" style:family="text">
      <style:text-properties fo:color="#000000" loext:opacity="100%" style:font-name="Bitstream Vera Sans6" fo:font-size="10pt" fo:font-style="normal" fo:font-weight="normal" officeooo:rsid="00bdd1da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name-asian="OpenSymbol1" style:font-style-asian="normal" style:font-name-complex="OpenSymbol1" style:font-style-complex="normal"/>
    </style:style>
    <style:style style:name="T25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6" style:family="text">
      <style:text-properties style:text-position="0% 100%" officeooo:rsid="00aa4281"/>
    </style:style>
    <style:style style:name="T27" style:family="text">
      <style:text-properties style:text-position="0% 100%" officeooo:rsid="00b0f0c1"/>
    </style:style>
    <style:style style:name="T28" style:family="text">
      <style:text-properties style:font-name="Bitstream Vera Sans7" fo:font-size="10pt" officeooo:rsid="00a84ca5"/>
    </style:style>
    <style:style style:name="T29" style:family="text">
      <style:text-properties officeooo:rsid="0043d857"/>
    </style:style>
    <style:style style:name="T30" style:family="text">
      <style:text-properties officeooo:rsid="00a6d094"/>
    </style:style>
    <style:style style:name="T31" style:family="text">
      <style:text-properties officeooo:rsid="00a84ca5"/>
    </style:style>
    <style:style style:name="T32" style:family="text">
      <style:text-properties officeooo:rsid="002f49a0"/>
    </style:style>
    <style:style style:name="T33" style:family="text">
      <style:text-properties officeooo:rsid="000ee55e"/>
    </style:style>
    <style:style style:name="T34" style:family="text">
      <style:text-properties officeooo:rsid="0030de4f"/>
    </style:style>
    <style:style style:name="T35" style:family="text">
      <style:text-properties style:font-name="OpenSymbol1"/>
    </style:style>
    <style:style style:name="T36" style:family="text">
      <style:text-properties fo:color="#b3b3b3" loext:opacity="100%"/>
    </style:style>
    <style:style style:name="T37" style:family="text">
      <style:text-properties officeooo:rsid="00bdd1da"/>
    </style:style>
    <style:style style:name="T38" style:family="text">
      <style:text-properties style:font-name="OpenSymbol"/>
    </style:style>
    <style:style style:name="T39" style:family="text">
      <style:text-properties officeooo:rsid="00b10398"/>
    </style:style>
    <style:style style:name="T40" style:family="text">
      <style:text-properties officeooo:rsid="00b6ec17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draw:stroke-dash="Dashed_20__28_var_29__20_719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none" draw:stroke-dash="Dashed_20__28_var_29__20_71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" style:family="graphic">
      <style:graphic-properties draw:stroke="solid" draw:stroke-dash="Dashed_20__28_var_29__20_7197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7198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7199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7200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720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draw:stroke-dash="Dashed_20__28_var_29__20_72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none" draw:stroke-dash="Dashed_20__28_var_29__20_72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none" draw:stroke-dash="Dashed_20__28_var_29__20_72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stroke="none" draw:stroke-dash="Dashed_20__28_var_29__20_72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" style:family="graphic">
      <style:graphic-properties draw:stroke="none" draw:stroke-dash="Dashed_20__28_var_29__20_72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none" draw:stroke-dash="Dashed_20__28_var_29__20_72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draw:stroke="none" draw:stroke-dash="Dashed_20__28_var_29__20_72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none" draw:stroke-dash="Dashed_20__28_var_29__20_72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none" draw:stroke-dash="Dashed_20__28_var_29__20_72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" style:family="graphic">
      <style:graphic-properties draw:stroke="none" draw:stroke-dash="Dashed_20__28_var_29__20_72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" style:family="graphic">
      <style:graphic-properties draw:stroke="none" draw:stroke-dash="Dashed_20__28_var_29__20_72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ath text:anchor-type="page" text:anchor-page-number="1" draw:z-index="7" draw:name="Shape7_1" draw:style-name="gr40" draw:text-style-name="P67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6" draw:name="Shape3" draw:style-name="gr41" draw:text-style-name="P65" svg:x1="20.576cm" svg:y1="1.36cm" svg:x2="21.996cm" svg:y2="1.36cm">
        <text:p/>
      </draw:line>
      <text:list xml:id="list1619536949" text:style-name="_5f_Numérotation_20_des_20_exercices_20_livrets">
        <text:list-item>
          <text:h text:style-name="P54" text:outline-level="1"><text:span text:style-name="T30">Traduis en écriture mathématique, puis illustre en complétant la figure.</text:span></text:h>
          <text:list>
            <text:list-header>
              <text:p text:style-name="P45"><text:span text:style-name="T30">Le segment qui a pour extrémités A et B : </text:span><text:span text:style-name="_5f_pointillés_20_gris"><text:span text:style-name="T30">………</text:span></text:span></text:p>
            </text:list-header>
          </text:list>
        </text:list-item>
      </text:list>
      <text:p text:style-name="_5f_Paragraphe_20_livret_20_"><draw:g text:anchor-type="paragraph" draw:z-index="8" draw:name="Shape11" draw:style-name="gr1"><draw:g draw:style-name="gr3"><draw:g draw:style-name="gr3"><draw:line draw:style-name="gr37" draw:text-style-name="P68" svg:x1="2.692cm" svg:y1="0.534cm" svg:x2="2.881cm" svg:y2="0.733cm"><text:p/></draw:line><draw:line draw:style-name="gr37" draw:text-style-name="P68" svg:x1="2.872cm" svg:y1="0.534cm" svg:x2="2.681cm" svg:y2="0.733cm"><text:p/></draw:line></draw:g><draw:frame draw:style-name="gr38" draw:text-style-name="P59" svg:width="0.773cm" svg:height="0.708cm" svg:x="2.429cm" svg:y="-0.175cm"><draw:text-box><text:p text:style-name="P58"><text:span text:style-name="T41">A</text:span></text:p></draw:text-box></draw:frame></draw:g><draw:g draw:style-name="gr3"><draw:g draw:style-name="gr3"><draw:line draw:style-name="gr37" draw:text-style-name="P68" svg:x1="5.792cm" svg:y1="0.538cm" svg:x2="5.981cm" svg:y2="0.737cm"><text:p/></draw:line><draw:line draw:style-name="gr37" draw:text-style-name="P68" svg:x1="5.972cm" svg:y1="0.538cm" svg:x2="5.781cm" svg:y2="0.737cm"><text:p/></draw:line></draw:g><draw:frame draw:style-name="gr39" draw:text-style-name="P59" svg:width="0.775cm" svg:height="0.708cm" svg:x="5.528cm" svg:y="-0.166cm"><draw:text-box><text:p text:style-name="P58"><text:span text:style-name="T41">B</text:span></text:p></draw:text-box></draw:frame></draw:g></draw:g></text:p>
      <text:p text:style-name="_5f_Paragraphe_20_livret_20_"><text:span text:style-name="_5f_pointillés_20_gris"/></text:p>
      <text:list xml:id="list92135443517822" text:continue-numbering="true" text:style-name="_5f_Numérotation_20_des_20_exercices_20_livrets">
        <text:list-item>
          <text:p text:style-name="P24"><text:span text:style-name="T31">T</text:span>raduis par <text:span text:style-name="T28">un groupe nominal</text:span> en français l’expression mathématique suivante.</text:p>
          <text:list>
            <text:list-header>
              <text:p text:style-name="P44">[MN] : <text:span text:style-name="_5f_pointillés_20_gris"><text:span text:style-name="T24"><text:tab/></text:span></text:span></text:p>
            </text:list-header>
          </text:list>
        </text:list-item>
        <text:list-item>
          <text:p text:style-name="P39"><draw:g text:anchor-type="as-char" draw:z-index="14" draw:name="Shape8_4" draw:style-name="gr12"><draw:line draw:style-name="gr13" draw:text-style-name="P60" svg:x1="0.364cm" svg:y1="0.466cm" svg:x2="2.931cm" svg:y2="1.083cm"><text:p/></draw:line><draw:frame draw:style-name="gr14" draw:text-style-name="P62" svg:width="0.309cm" svg:height="0.503cm" svg:x="7.527cm" svg:y="2.685cm"><draw:text-box><text:p text:style-name="P61"><text:span text:style-name="T42">P</text:span></text:p></draw:text-box></draw:frame><draw:line draw:style-name="gr15" draw:text-style-name="P60" svg:x1="5.159cm" svg:y1="0.302cm" svg:x2="8.431cm" svg:y2="1.363cm"><text:p/></draw:line><draw:line draw:style-name="gr16" draw:text-style-name="P60" svg:x1="0.349cm" svg:y1="3.196cm" svg:x2="5.13cm" svg:y2="1.05cm"><text:p/></draw:line><draw:line draw:style-name="gr17" draw:text-style-name="P60" svg:x1="6.429cm" svg:y1="1.654cm" svg:x2="7.505cm" svg:y2="2.755cm"><text:p/></draw:line><draw:line draw:style-name="gr18" draw:text-style-name="P60" svg:x1="2.524cm" svg:y1="3.276cm" svg:x2="6.764cm" svg:y2="3.276cm"><text:p/></draw:line><draw:line draw:style-name="gr19" draw:text-style-name="P60" svg:x1="0.96cm" svg:y1="2.217cm" svg:x2="0.596cm" svg:y2="1.691cm"><text:p/></draw:line><draw:frame draw:style-name="gr20" draw:text-style-name="P62" svg:width="0.32cm" svg:height="0.503cm" svg:x="6.107cm" svg:y="1.258cm"><draw:text-box><text:p text:style-name="P61"><text:span text:style-name="T42">O</text:span></text:p></draw:text-box></draw:frame><draw:frame draw:style-name="gr21" draw:text-style-name="P62" svg:width="0.309cm" svg:height="0.503cm" svg:x="6.884cm" svg:y="3.069cm"><draw:text-box><text:p text:style-name="P61"><text:span text:style-name="T42">L</text:span></text:p></draw:text-box></draw:frame><draw:frame draw:style-name="gr22" draw:text-style-name="P62" svg:width="0.309cm" svg:height="0.503cm" svg:x="2.17cm" svg:y="3.057cm"><draw:text-box><text:p text:style-name="P61"><text:span text:style-name="T42">K</text:span></text:p></draw:text-box></draw:frame><draw:frame draw:style-name="gr23" draw:text-style-name="P62" svg:width="0.309cm" svg:height="0.503cm" svg:x="8.585cm" svg:y="1.229cm"><draw:text-box><text:p text:style-name="P61"><text:span text:style-name="T42">N</text:span></text:p></draw:text-box></draw:frame><draw:frame draw:style-name="gr24" draw:text-style-name="P62" svg:width="0.346cm" svg:height="0.503cm" svg:x="4.77cm" svg:y="0cm"><draw:text-box><text:p text:style-name="P61"><text:span text:style-name="T42">M</text:span></text:p></draw:text-box></draw:frame><draw:frame draw:style-name="gr25" draw:text-style-name="P62" svg:width="0.309cm" svg:height="0.503cm" svg:x="0cm" svg:y="3.083cm"><draw:text-box><text:p text:style-name="P61"><text:span text:style-name="T42">E</text:span></text:p></draw:text-box></draw:frame><draw:frame draw:style-name="gr26" draw:text-style-name="P62" svg:width="0.309cm" svg:height="0.503cm" svg:x="5.359cm" svg:y="0.859cm"><draw:text-box><text:p text:style-name="P61"><text:span text:style-name="T42">F</text:span></text:p></draw:text-box></draw:frame><draw:frame draw:style-name="gr27" draw:text-style-name="P62" svg:width="0.309cm" svg:height="0.503cm" svg:x="0.938cm" svg:y="2.198cm"><draw:text-box><text:p text:style-name="P61"><text:span text:style-name="T42">D</text:span></text:p></draw:text-box></draw:frame><draw:frame draw:style-name="gr28" draw:text-style-name="P62" svg:width="0.309cm" svg:height="0.503cm" svg:x="0.305cm" svg:y="1.282cm"><draw:text-box><text:p text:style-name="P61"><text:span text:style-name="T42">C</text:span></text:p></draw:text-box></draw:frame><draw:frame draw:style-name="gr29" draw:text-style-name="P62" svg:width="0.309cm" svg:height="0.503cm" svg:x="3.11cm" svg:y="0.926cm"><draw:text-box><text:p text:style-name="P61"><text:span text:style-name="T42">B</text:span></text:p></draw:text-box></draw:frame><draw:frame draw:style-name="gr30" draw:text-style-name="P62" svg:width="0.309cm" svg:height="0.503cm" svg:x="0.042cm" svg:y="0.173cm"><draw:text-box><text:p text:style-name="P61"><text:span text:style-name="T42">A</text:span></text:p></draw:text-box></draw:frame></draw:g></text:p>
          <text:list>
            <text:list-item>
              <text:p text:style-name="P46">Mesure les segments ci‑dessus.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AB <text:span text:style-name="T35">=</text:span> <text:span text:style-name="T36">....... </text:span>cm</text:p>
            <text:p text:style-name="P30">CD <text:span text:style-name="T35">=</text:span> <text:span text:style-name="T36">....... </text:span>cm</text:p>
          </table:table-cell>
          <table:table-cell table:style-name="Table1.B1" office:value-type="string">
            <text:p text:style-name="P70"><text:span text:style-name="T36">.......</text:span> <text:span text:style-name="T35">=</text:span><text:span text:style-name="T36">....... </text:span>cm</text:p>
            <text:p text:style-name="P31"><text:span text:style-name="T36">.......</text:span> <text:span text:style-name="T35">=</text:span><text:span text:style-name="T36">....... </text:span>cm</text:p>
          </table:table-cell>
          <table:table-cell table:style-name="Table1.B1" office:value-type="string">
            <text:p text:style-name="P29"><text:span text:style-name="T36">.......</text:span> <text:span text:style-name="T35">=</text:span><text:span text:style-name="T36">....... </text:span>cm</text:p>
            <text:p text:style-name="P32"><text:span text:style-name="T36">.......</text:span> <text:span text:style-name="T35">=</text:span><text:span text:style-name="T36">....... </text:span>cm</text:p>
          </table:table-cell>
        </table:table-row>
      </table:table>
      <text:list xml:id="list92135441996031" text:continue-numbering="true" text:style-name="_5f_Numérotation_20_des_20_exercices_20_livrets">
        <text:list-item>
          <text:list>
            <text:list-item>
              <text:p text:style-name="P46">Construis le milieu de chaque segment et code les longueurs égales.</text:p>
            </text:list-item>
            <text:list-item>
              <text:p text:style-name="P25"><text:span text:style-name="T26">O</text:span><text:span text:style-name="T23">n appelle J le milieu du segment [KL]. Combien mesure KJ ? Et JL ?</text:span></text:p>
            </text:list-item>
          </text:list>
          <text:p text:style-name="P19">…………………………………………………………………..</text:p>
        </text:list-item>
        <text:list-item>
          <text:h text:style-name="P55" text:outline-level="1">On considère un segment [JL] et on appelle U son milieu. Complète les phrases suivantes :</text:h>
          <text:list>
            <text:list-item>
              <text:p text:style-name="P48">Si JL = 12 cm, alors UL = <text:span text:style-name="_5f_pointillés_20_gris">………</text:span> cm.</text:p>
            </text:list-item>
            <text:list-item>
              <text:p text:style-name="P48">Si JU = 4 m, alors UL = <text:span text:style-name="_5f_pointillés_20_gris">………………</text:span></text:p>
            </text:list-item>
            <text:list-item>
              <text:p text:style-name="P48">Si UL = 5 hm, alors JL = <text:span text:style-name="_5f_pointillés_20_gris">……………..</text:span></text:p>
            </text:list-item>
          </text:list>
        </text:list-item>
        <text:list-item>
          <text:h text:style-name="P52" text:outline-level="1">Vrai ou faux</text:h>
          <text:p text:style-name="P41">Complète par « vrai » ou « faux ».</text:p>
        </text:list-item>
      </text:list>
      <text:p text:style-name="P43"><text:span text:style-name="T14">Si le point O est au milieu du segment [SL], alors les points S, O et L sont alignés dans cet ordre : </text:span><text:span text:style-name="_5f_pointillés_20_gris">………</text:span></text:p>
      <text:list xml:id="list92135923782201" text:continue-numbering="true" text:style-name="_5f_Numérotation_20_des_20_exercices_20_livrets">
        <text:list-item>
          <text:h text:style-name="P53" text:outline-level="1">Vrai <text:span text:style-name="T29">(V) </text:span>ou Faux (F) ?</text:h>
        </text:list-item>
      </text:list>
      <text:p text:style-name="P42"><text:span text:style-name="T39">Fais </text:span><text:span text:style-name="T22">une</text:span><text:span text:style-name="T39"> figure </text:span><text:span text:style-name="T40">sur une feuille de brouillon </text:span><text:span text:style-name="T39">pour t’aider à trouver l</text:span><text:span text:style-name="T37">a</text:span><text:span text:style-name="T39"> réponse.</text:span></text:p>
      <text:list xml:id="list92135735336022" text:continue-numbering="true" text:style-name="_5f_Numérotation_20_des_20_exercices_20_livrets">
        <text:list-item>
          <text:list>
            <text:list-header>
              <text:p text:style-name="P47">Si E <text:span text:style-name="T38"></text:span> [DF] alors D <text:span text:style-name="T38"></text:span> [EF] :<text:span text:style-name="_5f_pointillés_20_gris"> ...…</text:span></text:p>
            </text:list-header>
          </text:list>
        </text:list-item>
        <text:list-item>
          <text:h text:style-name="P56" text:outline-level="1"><text:span text:style-name="_5f_Caractères_5f_gras">Un escargot</text:span></text:h>
        </text:list-item>
      </text:list>
      <text:h text:style-name="P35" text:outline-level="1"><text:span text:style-name="_5f_Caractères">Complète la figure ci-dessous, en suivant les instructions suivantes :</text:span></text:h>
      <text:list xml:id="list92136276116021" text:continue-numbering="true" text:style-name="_5f_Numérotation_20_des_20_exercices_20_livrets">
        <text:list-item>
          <text:list>
            <text:list-item>
              <text:p text:style-name="P50"><text:span text:style-name="_5f_Caractères">Construis les milieux respectifs I, J, K, L, M, N et P de [OB], [OC], [OD], [OE], [OF], [OG], et [OH].</text:span></text:p>
            </text:list-item>
            <text:list-item>
              <text:p text:style-name="P50"><text:span text:style-name="_5f_Caractères">Construis les milieux respectifs Q, R, S, T, U et V de [OJ], [OK], [OL], [OM], [ON] et [OP].</text:span></text:p>
            </text:list-item>
            <text:list-item>
              <text:p text:style-name="P50"><text:span text:style-name="_5f_Caractères">Construis les milieux respectifs A’, B’, C’, D’ et E’ de [OQ], [OR], [OS], [OT] et [OU].</text:span></text:p>
            </text:list-item>
            <text:list-item>
              <text:p text:style-name="P50"><text:span text:style-name="_5f_Caractères">Construis les milieux respectifs F’, G’, H’, I’ et K’ <text:s/>de [OA’], [OB’], [OC’], [OD’] et [OE’].</text:span></text:p>
            </text:list-item>
            <text:list-item>
              <text:p text:style-name="P50"><text:span text:style-name="_5f_Caractères">Construis les segments [AI], [IQ], [QB’], …</text:span></text:p>
            </text:list-item>
            <text:list-item>
              <text:p text:style-name="P50"><draw:g text:anchor-type="paragraph" draw:z-index="15" draw:name="Shape12" draw:style-name="gr1"><draw:line draw:style-name="gr2" draw:text-style-name="P57" svg:x1="1.525cm" svg:y1="4.064cm" svg:x2="9.056cm" svg:y2="4.064cm"><text:p/></draw:line><draw:line draw:style-name="gr2" draw:text-style-name="P57" svg:x1="5.291cm" svg:y1="7.831cm" svg:x2="5.291cm" svg:y2="0.3cm"><text:p/></draw:line><draw:g draw:style-name="gr3"><draw:line draw:style-name="gr2" draw:text-style-name="P57" svg:x1="8.981cm" svg:y1="3.99cm" svg:x2="9.132cm" svg:y2="4.141cm"><text:p/></draw:line><draw:line draw:style-name="gr2" draw:text-style-name="P57" svg:x1="9.132cm" svg:y1="3.99cm" svg:x2="8.981cm" svg:y2="4.141cm"><text:p/></draw:line></draw:g><draw:g draw:style-name="gr3"><draw:line draw:style-name="gr2" draw:text-style-name="P57" svg:x1="5.216cm" svg:y1="0.224cm" svg:x2="5.367cm" svg:y2="0.375cm"><text:p/></draw:line><draw:line draw:style-name="gr2" draw:text-style-name="P57" svg:x1="5.367cm" svg:y1="0.224cm" svg:x2="5.216cm" svg:y2="0.375cm"><text:p/></draw:line></draw:g><draw:g draw:style-name="gr3"><draw:line draw:style-name="gr2" draw:text-style-name="P57" svg:x1="1.45cm" svg:y1="3.99cm" svg:x2="1.601cm" svg:y2="4.141cm"><text:p/></draw:line><draw:line draw:style-name="gr2" draw:text-style-name="P57" svg:x1="1.601cm" svg:y1="3.99cm" svg:x2="1.45cm" svg:y2="4.141cm"><text:p/></draw:line></draw:g><draw:g draw:style-name="gr3"><draw:line draw:style-name="gr2" draw:text-style-name="P57" svg:x1="1.45cm" svg:y1="3.99cm" svg:x2="1.601cm" svg:y2="4.141cm"><text:p/></draw:line><draw:line draw:style-name="gr2" draw:text-style-name="P57" svg:x1="1.601cm" svg:y1="3.99cm" svg:x2="1.45cm" svg:y2="4.141cm"><text:p/></draw:line></draw:g><draw:g draw:style-name="gr3"><draw:line draw:style-name="gr2" draw:text-style-name="P57" svg:x1="5.216cm" svg:y1="7.755cm" svg:x2="5.367cm" svg:y2="7.906cm"><text:p/></draw:line><draw:line draw:style-name="gr2" draw:text-style-name="P57" svg:x1="5.367cm" svg:y1="7.755cm" svg:x2="5.216cm" svg:y2="7.906cm"><text:p/></draw:line></draw:g><draw:frame draw:style-name="gr4" draw:text-style-name="P59" svg:width="0.747cm" svg:height="0.664cm" svg:x="8.92cm" svg:y="3.683cm"><draw:text-box><text:p text:style-name="P58"><text:span text:style-name="T41">A</text:span></text:p></draw:text-box></draw:frame><draw:frame draw:style-name="gr4" draw:text-style-name="P59" svg:width="0.747cm" svg:height="0.664cm" svg:x="7.77cm" svg:y="1.053cm"><draw:text-box><text:p text:style-name="P58"><text:span text:style-name="T41">B</text:span></text:p></draw:text-box></draw:frame><draw:line draw:style-name="gr2" draw:text-style-name="P57" svg:x1="2.628cm" svg:y1="6.727cm" svg:x2="7.953cm" svg:y2="1.402cm"><text:p/></draw:line><draw:g draw:style-name="gr3"><draw:line draw:style-name="gr2" draw:text-style-name="P57" svg:x1="2.565cm" svg:y1="1.337cm" svg:x2="2.716cm" svg:y2="1.488cm"><text:p/></draw:line><draw:line draw:style-name="gr2" draw:text-style-name="P57" svg:x1="2.716cm" svg:y1="1.337cm" svg:x2="2.565cm" svg:y2="1.488cm"><text:p/></draw:line></draw:g><draw:g draw:style-name="gr3"><draw:line draw:style-name="gr2" draw:text-style-name="P57" svg:x1="2.557cm" svg:y1="6.662cm" svg:x2="2.708cm" svg:y2="6.813cm"><text:p/></draw:line><draw:line draw:style-name="gr2" draw:text-style-name="P57" svg:x1="2.708cm" svg:y1="6.662cm" svg:x2="2.557cm" svg:y2="6.813cm"><text:p/></draw:line></draw:g><draw:line draw:style-name="gr2" draw:text-style-name="P57" svg:x1="7.953cm" svg:y1="6.727cm" svg:x2="2.628cm" svg:y2="1.402cm"><text:p/></draw:line><draw:g draw:style-name="gr3"><draw:line draw:style-name="gr2" draw:text-style-name="P57" svg:x1="7.904cm" svg:y1="6.678cm" svg:x2="8.055cm" svg:y2="6.829cm"><text:p/></draw:line><draw:line draw:style-name="gr2" draw:text-style-name="P57" svg:x1="8.055cm" svg:y1="6.678cm" svg:x2="7.904cm" svg:y2="6.829cm"><text:p/></draw:line></draw:g><draw:frame draw:style-name="gr5" draw:text-style-name="P59" svg:width="0.752cm" svg:height="0.664cm" svg:x="5.131cm" svg:y="-0.152cm"><draw:text-box><text:p text:style-name="P58"><text:span text:style-name="T41">C</text:span></text:p></draw:text-box></draw:frame><draw:frame draw:style-name="gr6" draw:text-style-name="P59" svg:width="0.777cm" svg:height="0.664cm" svg:x="2.052cm" svg:y="0.862cm"><draw:text-box><text:p text:style-name="P58"><text:span text:style-name="T41">D</text:span></text:p></draw:text-box></draw:frame><draw:g draw:style-name="gr3"><draw:line draw:style-name="gr2" draw:text-style-name="P57" svg:x1="7.851cm" svg:y1="1.323cm" svg:x2="8.002cm" svg:y2="1.474cm"><text:p/></draw:line><draw:line draw:style-name="gr2" draw:text-style-name="P57" svg:x1="8.002cm" svg:y1="1.323cm" svg:x2="7.851cm" svg:y2="1.474cm"><text:p/></draw:line></draw:g><draw:frame draw:style-name="gr7" draw:text-style-name="P59" svg:width="0.727cm" svg:height="0.664cm" svg:x="1.002cm" svg:y="3.4cm"><draw:text-box><text:p text:style-name="P58"><text:span text:style-name="T41">E</text:span></text:p></draw:text-box></draw:frame><draw:frame draw:style-name="gr8" draw:text-style-name="P59" svg:width="0.708cm" svg:height="0.664cm" svg:x="2.066cm" svg:y="6.475cm"><draw:text-box><text:p text:style-name="P58"><text:span text:style-name="T41">F</text:span></text:p></draw:text-box></draw:frame><draw:frame draw:style-name="gr9" draw:text-style-name="P59" svg:width="0.779cm" svg:height="0.664cm" svg:x="4.687cm" svg:y="7.599cm"><draw:text-box><text:p text:style-name="P58"><text:span text:style-name="T41">G</text:span></text:p></draw:text-box></draw:frame><draw:frame draw:style-name="gr10" draw:text-style-name="P59" svg:width="0.77cm" svg:height="0.664cm" svg:x="7.855cm" svg:y="6.62cm"><draw:text-box><text:p text:style-name="P58"><text:span text:style-name="T41">H</text:span></text:p></draw:text-box></draw:frame><draw:frame draw:style-name="gr11" draw:text-style-name="P59" svg:width="0.784cm" svg:height="0.664cm" svg:x="4.438cm" svg:y="3.519cm"><draw:text-box><text:p text:style-name="P58"><text:span text:style-name="T41">O</text:span></text:p></draw:text-box></draw:frame></draw:g><text:span text:style-name="_5f_Caractères">Colorie la figure.</text:span></text:p>
            </text:list-item>
          </text:list>
          <text:h text:style-name="P34" text:outline-level="1"><text:span text:style-name="_5f_Caractères"/></text:h>
          <text:h text:style-name="P34" text:outline-level="1"/>
          <text:h text:style-name="P34" text:outline-level="1"/>
          <text:h text:style-name="P34" text:outline-level="1"/>
          <text:h text:style-name="P34" text:outline-level="1"/>
          <text:h text:style-name="P34" text:outline-level="1"/>
          <text:h text:style-name="P34" text:outline-level="1"/>
          <text:h text:style-name="P34" text:outline-level="1"/>
          <text:h text:style-name="P34" text:outline-level="1"><text:span text:style-name="_5f_pointillés_20_gris"><text:span text:style-name="T27"/>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Dimension_20_Lines" draw:display-name="Dimension Lines" svg:viewBox="0 0 836 110" svg:d="M0 0h278 278 280v36 36 38h-278-278-280v-36-36z"/>
    <draw:stroke-dash draw:name="Dashed_20__28_var_29__20_7195" draw:display-name="Dashed (var) 7195" draw:style="rect" draw:dots1="1" draw:dots1-length="0.006cm" draw:dots2="1" draw:dots2-length="0.006cm" draw:distance="0.006cm"/>
    <draw:stroke-dash draw:name="Dashed_20__28_var_29__20_7196" draw:display-name="Dashed (var) 7196" draw:style="rect" draw:dots1="1" draw:dots1-length="0.006cm" draw:dots2="1" draw:dots2-length="0.006cm" draw:distance="0.006cm"/>
    <draw:stroke-dash draw:name="Dashed_20__28_var_29__20_7197" draw:display-name="Dashed (var) 7197" draw:style="rect" draw:dots1="1" draw:dots1-length="0.006cm" draw:dots2="1" draw:dots2-length="0.006cm" draw:distance="0.006cm"/>
    <draw:stroke-dash draw:name="Dashed_20__28_var_29__20_7198" draw:display-name="Dashed (var) 7198" draw:style="rect" draw:dots1="1" draw:dots1-length="0.006cm" draw:dots2="1" draw:dots2-length="0.006cm" draw:distance="0.006cm"/>
    <draw:stroke-dash draw:name="Dashed_20__28_var_29__20_7199" draw:display-name="Dashed (var) 7199" draw:style="rect" draw:dots1="1" draw:dots1-length="0.006cm" draw:dots2="1" draw:dots2-length="0.006cm" draw:distance="0.006cm"/>
    <draw:stroke-dash draw:name="Dashed_20__28_var_29__20_7200" draw:display-name="Dashed (var) 7200" draw:style="rect" draw:dots1="1" draw:dots1-length="0.006cm" draw:dots2="1" draw:dots2-length="0.006cm" draw:distance="0.006cm"/>
    <draw:stroke-dash draw:name="Dashed_20__28_var_29__20_7201" draw:display-name="Dashed (var) 7201" draw:style="rect" draw:dots1="1" draw:dots1-length="0.006cm" draw:dots2="1" draw:dots2-length="0.006cm" draw:distance="0.006cm"/>
    <draw:stroke-dash draw:name="Dashed_20__28_var_29__20_7202" draw:display-name="Dashed (var) 7202" draw:style="rect" draw:dots1="1" draw:dots1-length="0.006cm" draw:dots2="1" draw:dots2-length="0.006cm" draw:distance="0.006cm"/>
    <draw:stroke-dash draw:name="Dashed_20__28_var_29__20_7203" draw:display-name="Dashed (var) 7203" draw:style="rect" draw:dots1="1" draw:dots1-length="0.006cm" draw:dots2="1" draw:dots2-length="0.006cm" draw:distance="0.006cm"/>
    <draw:stroke-dash draw:name="Dashed_20__28_var_29__20_7204" draw:display-name="Dashed (var) 7204" draw:style="rect" draw:dots1="1" draw:dots1-length="0.006cm" draw:dots2="1" draw:dots2-length="0.006cm" draw:distance="0.006cm"/>
    <draw:stroke-dash draw:name="Dashed_20__28_var_29__20_7205" draw:display-name="Dashed (var) 7205" draw:style="rect" draw:dots1="1" draw:dots1-length="0.006cm" draw:dots2="1" draw:dots2-length="0.006cm" draw:distance="0.006cm"/>
    <draw:stroke-dash draw:name="Dashed_20__28_var_29__20_7206" draw:display-name="Dashed (var) 7206" draw:style="rect" draw:dots1="1" draw:dots1-length="0.006cm" draw:dots2="1" draw:dots2-length="0.006cm" draw:distance="0.006cm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Character_20_style" loext:num-list-format="%1%" style:num-format="1" text:start-value="8">
        <style:list-level-properties text:min-label-distance="0.101cm" fo:text-align="center"/>
      </text:list-level-style-number>
      <text:list-level-style-number text:level="2" text:style-name="Character_20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20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20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20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20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20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20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20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text-properties officeooo:rsid="00bbb713" officeooo:paragraph-rsid="00bbb713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04274bc"/>
    </style:style>
    <style:style style:name="M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 style:parent-style-name="Header">
      <style:text-properties fo:font-size="14pt" style:font-size-asian="14pt" style:font-size-complex="14pt"/>
    </style:style>
    <style:style style:name="M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3" style:family="paragraph" style:parent-style-name="Standard">
      <style:text-properties fo:font-size="6pt" style:font-size-asian="6pt" style:font-size-complex="6pt"/>
    </style:style>
    <style:style style:name="MP1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Titre_20_d_27_exercices_20_livret" style:list-style-name="_5f_Numérotation_20_des_20_exercices_20_livrets"/>
    <style:style style:name="MP18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MP20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21" style:family="paragraph">
      <loext:graphic-properties draw:fill="solid" draw:fill-color="#1ca2b8"/>
    </style:style>
    <style:style style:name="MP22" style:family="paragraph">
      <style:paragraph-properties fo:text-align="center"/>
    </style:style>
    <style:style style:name="MP2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6" style:family="paragraph" style:parent-style-name="Footer">
      <style:text-properties officeooo:paragraph-rsid="00a59a60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MT6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officeooo:rsid="0054f64f"/>
    </style:style>
    <style:style style:name="MT10" style:family="text">
      <style:text-properties fo:font-variant="small-caps"/>
    </style:style>
    <style:style style:name="M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2" style:family="text">
      <style:text-properties officeooo:rsid="002925a2"/>
    </style:style>
    <style:style style:name="MT13" style:family="text">
      <style:text-properties officeooo:rsid="002b33ed"/>
    </style:style>
    <style:style style:name="MT14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MT17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MT18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S</text:span><text:span text:style-name="MT4">egments et milieux</text:span></text:p>
      </style:header>
      <style:footer>
        <text:p text:style-name="MP5"/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6"><draw:g text:anchor-type="paragraph" draw:z-index="3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8"><text:span text:style-name="MT5">Géométrie plane : droites, </text:span><text:span text:style-name="MT6">DEMI-droites et segments</text:span></text:p></draw:text-box></draw:frame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2" draw:name="Shape5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1">N1 : Priorités, distributivité</text:p>
              </table:table-cell>
              <table:table-cell table:style-name="Tableau5.A1" office:value-type="string">
                <text:p text:style-name="MP1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2">Série 1 : Priorités opératoires</text:p>
            </table:table-cell>
            <table:table-cell table:style-name="Tableau5.A1" office:value-type="string">
              <text:p text:style-name="MP12"/>
            </table:table-cell>
          </table:table-row>
        </table:table>
        <text:p text:style-name="MP13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3" draw:name="Shape6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1">5N1 : Priorités, distributivité</text:p>
              </table:table-cell>
              <table:table-cell table:style-name="Tableau7.A1" office:value-type="string">
                <text:p text:style-name="MP1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2">Série 1 : Priorités opératoires</text:p>
            </table:table-cell>
            <table:table-cell table:style-name="Tableau7.A1" office:value-type="string">
              <text:p text:style-name="MP12"/>
            </table:table-cell>
          </table:table-row>
        </table:table>
        <text:p text:style-name="MP13"><text:span text:style-name="corps"><text:span text:style-name="MT7"/></text:span></text:p>
      </style:header-left>
      <style:footer>
        <text:p text:style-name="MP14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5">Série 4 : Constructions (2)</text:p>
      </style:header>
      <style:footer>
        <text:p text:style-name="MP1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5">Série 6 : Démonstrations (2)</text:p>
        <text:list xml:id="list1619536949" text:style-name="_5f_Numérotation_20_des_20_exercices_20_livrets">
          <text:list-item>
            <text:h text:style-name="MP17" text:outline-level="1">Sans justi</text:h>
          </text:list-item>
        </text:list>
      </style:header>
      <style:footer>
        <text:p text:style-name="MP16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8"><text:span text:style-name="MT9">S</text:span><text:span text:style-name="MT10">olides</text:span> : <text:span text:style-name="MT9">Vocabulaire, nature</text:span></text:p>
      </style:header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solides : Vocabulaire, NatuRE</text:p></draw:text-box></draw:frame><draw:g text:anchor-type="paragraph" draw:z-index="2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solides : Vocabulaire, NatuRE</text:p></draw:text-box></draw:frame><draw:g text:anchor-type="paragraph" draw:z-index="0" draw:name="Shape4_4" draw:style-name="Mgr1"><draw:path draw:style-name="Mgr2" draw:text-style-name="MP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20"><draw:path text:anchor-type="paragraph" draw:z-index="9" draw:name="Shape1" draw:style-name="Mgr6" draw:text-style-name="MP21" svg:width="4.329cm" svg:height="2.24cm" svg:x="-1.499cm" svg:y="-1cm" svg:viewBox="0 0 4330 2241" svg:d="M0 2241l3984-288c209-15 363-168 345-342l-170-1611h-4159z"><text:p/></draw:path><draw:frame text:anchor-type="paragraph" draw:z-index="10" draw:name="Shape2" draw:style-name="Mgr7" draw:text-style-name="MP23" svg:width="2.703cm" svg:height="0.715cm" draw:transform="rotate (0.0872664625997165) translate (-0.172861111111111cm 0.218722222222222cm)"><draw:text-box><text:p text:style-name="MP22"><text:span text:style-name="MT11">Série 3</text:span></text:p></draw:text-box></draw:frame><draw:line text:anchor-type="paragraph" draw:z-index="11" draw:name="Shape3_0" draw:style-name="Mgr8" draw:text-style-name="MP22" svg:x1="15.088cm" svg:y1="0.36cm" svg:x2="20.493cm" svg:y2="0.36cm"><text:p/></draw:line>Parallélépipède rectangle et patrons</text:p>
      </style:header>
      <style:footer>
        <text:p text:style-name="MP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" draw:name="Shape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espace</text:span> • <text:span text:style-name="MT13">G6</text:span></text:p></draw:text-box></draw:frame></text:p>
      </style:footer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14">Milieu, alignement, </text:span><text:span text:style-name="MT15">appartenance</text:span></text:p>
      </style:header>
      <style:footer>
        <text:p text:style-name="MP25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6"><text:page-number text:select-page="current">226</text:page-number></text:p></draw:text-box></draw:frame><text:p text:style-name="MP26"><text:span text:style-name="MT16">Géométrie plane : </text:span><text:span text:style-name="MT17">milieu, Alignement, </text:span><text:span text:style-name="MT18">APPARTENANCE</text:span></text:p></draw:text-box></draw:frame><draw:g text:anchor-type="paragraph" draw:z-index="4" draw:name="Shape4_118" draw:style-name="Mgr1"><draw:path draw:style-name="Mgr2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6"><draw:g text:anchor-type="paragraph" draw:z-index="5" draw:name="Shape4_15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Géométrie plane : </text:span><text:span text:style-name="MT17">milieu, alignement, </text:span><text:span text:style-name="MT18">APPARTENANCE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9T09:21:34.316000000</dc:date>
    <meta:editing-duration>P1DT8H15M45S</meta:editing-duration>
    <meta:editing-cycles>127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65" meta:word-count="425" meta:character-count="2382" meta:non-whitespace-character-count="1960"/>
  </office:meta>
</office:document-meta>
</file>